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empresa;</text:p>
      <text:p text:style-name="Standard">-- 1 Mostrar cuantos empleados están registrados en la BBDD con el alias: Nº de empleados.</text:p>
      <text:p text:style-name="Standard">select count(emp_no) as nemple from emple;</text:p>
      <text:p text:style-name="Standard">select count(*) as nemple from emple;</text:p>
      <text:p text:style-name="Standard">-- 2 Mostrar el número de empleados que cobran comisión. Poner un alias.</text:p>
      <text:p text:style-name="Standard">select count(comision) as nemple from emple where comision != 0;</text:p>
      <text:p text:style-name="Standard">-- 3 Mostrar la suma de todos los salarios</text:p>
      <text:p text:style-name="Standard">select sum(salario) as suma_salario from emple;</text:p>
      <text:p text:style-name="Standard">-- 4 Mostrar el salario más bajo</text:p>
      <text:p text:style-name="Standard">select min(salario) as salario_min from emple;</text:p>
      <text:p text:style-name="Standard">-- 5 Mostrar la comisión más alta</text:p>
      <text:p text:style-name="Standard">select max(comision) as comision_max from emple;</text:p>
      <text:p text:style-name="Standard">-- 6 Mostrar el salario medio de la empresa</text:p>
      <text:p text:style-name="Standard">select avg(salario) as salario_med from emple;</text:p>
      <text:p text:style-name="Standard">-- 7 Mostrar el número de empleados que tiene cada departamento</text:p>
      <text:p text:style-name="Standard">select dept_no, count(*) as numero_emple from emple group by dept_no;</text:p>
      <text:p text:style-name="Standard">-- 8 Mostrar el salario máximo por departamento</text:p>
      <text:p text:style-name="Standard">select dept_no, max(salario) from emple group by dept_no;</text:p>
      <text:p text:style-name="Standard">-- 9 <text:s/>Mostrar los oficios con un media salarial por encima de 3100</text:p>
      <text:p text:style-name="Standard">select oficio from emple where salario &gt; (select avg(salario) from emple);</text:p>
      <text:p text:style-name="Standard">-- 10 Mostrar los departamentos que solo tienen un trabajador con oficio de empleado</text:p>
      <text:p text:style-name="Standard">select dnombre from depart where dept_no in (select dept_no from emple where oficio = 'EMPLEADO' group by dept_no having count(*) = 1 );</text:p>
      <text:p text:style-name="Standard">-- 11 Mostrar el salario mínimo de cada departamento de los trabajadores dados de alta en 1991.</text:p>
      <text:p text:style-name="Standard">select min(salario), dept_no from emple where year (fecha_alt) = 1991 group by dept_no; -- mirar</text:p>
      <text:p text:style-name="Standard">-- 12 Mostrar sólo los departamentos con un salario mínimo por debajo de 2000 ¡SOLO EL NUMERO LOL!</text:p>
      <text:p text:style-name="Standard">select dept_no from emple <text:s/>group by dept_no having min(salario) &lt; 2000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5:45:43.704000000</meta:creation-date>
    <dc:date>2024-03-08T15:45:47.057000000</dc:date>
    <meta:editing-duration>PT3S</meta:editing-duration>
    <meta:editing-cycles>1</meta:editing-cycles>
    <meta:document-statistic meta:table-count="0" meta:image-count="0" meta:object-count="0" meta:page-count="1" meta:paragraph-count="26" meta:word-count="268" meta:character-count="1610" meta:non-whitespace-character-count="1366"/>
    <meta:generator>LibreOffice/7.6.4.1$Windows_X86_64 LibreOffice_project/e19e193f88cd6c0525a17fb7a176ed8e6a3e2aa1</meta:generator>
  </office:meta>
</office:document-meta>
</file>